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688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4.523cm"/>
    </style:style>
    <style:style style:name="co16" style:family="table-column">
      <style:table-column-properties fo:break-before="auto" style:column-width="5.10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5.383cm"/>
    </style:style>
    <style:style style:name="co19" style:family="table-column">
      <style:table-column-properties fo:break-before="auto" style:column-width="0.37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.984cm"/>
    </style:style>
    <style:style style:name="co22" style:family="table-column">
      <style:table-column-properties fo:break-before="auto" style:column-width="0.318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2.381cm"/>
    </style:style>
    <style:style style:name="co25" style:family="table-column">
      <style:table-column-properties fo:break-before="auto" style:column-width="1.429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1.64cm"/>
    </style:style>
    <style:style style:name="co28" style:family="table-column">
      <style:table-column-properties fo:break-before="auto" style:column-width="3.651cm"/>
    </style:style>
    <style:style style:name="co29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1.058cm"/>
    </style:style>
    <style:style style:name="co31" style:family="table-column">
      <style:table-column-properties fo:break-before="auto" style:column-width="1.931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23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7cm" fo:break-before="auto" style:use-optimal-row-height="true"/>
    </style:style>
    <style:style style:name="ro14" style:family="table-row">
      <style:table-row-properties style:row-height="0.45cm" fo:break-before="auto" style:use-optimal-row-height="true"/>
    </style:style>
    <style:style style:name="ro15" style:family="table-row">
      <style:table-row-properties style:row-height="0.47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108"/>
    <style:style style:name="ce4" style:family="table-cell" style:parent-style-name="Default" style:data-style-name="N109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0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0-12-31">
            <text:p>Friday, December 31, 2010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1-31">
            <text:p>Monday, January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2-28">
            <text:p>Monday, February 28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574">
            <text:p>31 January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2" table:style-name="ta1" table:print-ranges="VATQtr2.A1:VATQtr2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3-31">
            <text:p>Thursday, March 31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1-31">
            <text:p>Monday, January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2-28">
            <text:p>Monday, February 28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663">
            <text:p>30 April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3" table:style-name="ta1" table:print-ranges="VATQtr3.A1:VATQtr3.I31">
        <table:table-column table:style-name="co1" table:default-cell-style-name="ce16"/>
        <table:table-column table:style-name="co2" table:default-cell-style-name="ce16"/>
        <table:table-column table:style-name="co1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6-30">
            <text:p>Thursday, June 30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1-31">
            <text:p>Monday, January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2-28">
            <text:p>Monday, February 28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755">
            <text:p>31 July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4" table:style-name="ta1" table:print-ranges="VATQtr4.A1:VATQtr4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6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9-30">
            <text:p>Friday, September 30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1-31">
            <text:p>Monday, January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2-28">
            <text:p>Monday, February 28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847">
            <text:p>31 October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5" table:style-name="ta2" table:print-ranges="VATQtr5.A1:VATQtr5.I31">
        <table:table-column table:style-name="co1" table:default-cell-style-name="ce16"/>
        <table:table-column table:style-name="co2" table:default-cell-style-name="ce16"/>
        <table:table-column table:style-name="co17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8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11-30">
            <text:p>Wednesday, November 30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1-31">
            <text:p>Monday, January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2-28">
            <text:p>Monday, February 28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908">
            <text:p>31 December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interface" table:style-name="ta3">
        <table:table-column table:style-name="co19" table:default-cell-style-name="ce71"/>
        <table:table-column table:style-name="co20" table:number-columns-repeated="2" table:default-cell-style-name="ce77"/>
        <table:table-column table:style-name="co21" table:number-columns-repeated="8" table:default-cell-style-name="ce84"/>
        <table:table-column table:style-name="co22" table:default-cell-style-name="ce71"/>
        <table:table-column table:style-name="co10" table:default-cell-style-name="ce96"/>
        <table:table-column table:style-name="co22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18]" office:value-type="date" office:date-value="2010-08-31">
            <text:p>Tuesday, August 31, 2010</text:p>
          </table:table-cell>
          <table:table-cell table:style-name="ce75" table:formula="of:=[.B5]" office:value-type="date" office:date-value="2010-09-30">
            <text:p>Thursday, September 30, 2010</text:p>
          </table:table-cell>
          <table:table-cell table:style-name="ce82" table:formula="of:=[$S0810.$H$1]" office:value-type="float" office:value="0">
            <text:p>0.00 </text:p>
          </table:table-cell>
          <table:table-cell table:style-name="ce86"/>
          <table:table-cell table:style-name="ce86" table:formula="of:=[$S0810.$G$1]" office:value-type="float" office:value="0">
            <text:p>0.00 </text:p>
          </table:table-cell>
          <table:table-cell table:style-name="ce86"/>
          <table:table-cell table:style-name="ce86" table:formula="of:=[$P0810.$H$1]" office:value-type="float" office:value="0">
            <text:p>0.00 </text:p>
          </table:table-cell>
          <table:table-cell table:style-name="ce86"/>
          <table:table-cell table:style-name="ce86" table:formula="of:=[$P0810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cartwright/Personal/diy/UK/UK%202010-2011%20Company/UK%202011-09-30%20(Sep11)%20Company%20OO/Sales.ods'#$Oct10.$G$4]&gt;0;['file:///C:/Users/acartwright/Personal/diy/UK/UK%202010-2011%20Company/UK%202011-09-30%20(Sep11)%20Company%20OO/Sales.ods'#$Oct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20]" office:value-type="date" office:date-value="2010-09-30">
            <text:p>Thursday, September 30, 2010</text:p>
          </table:table-cell>
          <table:table-cell table:style-name="ce75" table:formula="of:=[.B6]" office:value-type="date" office:date-value="2010-10-31">
            <text:p>Sunday, October 31, 2010</text:p>
          </table:table-cell>
          <table:table-cell table:style-name="ce82" table:formula="of:=[$S0910.$H$1]" office:value-type="float" office:value="0">
            <text:p>0.00 </text:p>
          </table:table-cell>
          <table:table-cell table:style-name="ce86"/>
          <table:table-cell table:style-name="ce86" table:formula="of:=[$S0910.$G$1]" office:value-type="float" office:value="0">
            <text:p>0.00 </text:p>
          </table:table-cell>
          <table:table-cell table:style-name="ce86"/>
          <table:table-cell table:style-name="ce86" table:formula="of:=[$P0910.$H$1]" office:value-type="float" office:value="0">
            <text:p>0.00 </text:p>
          </table:table-cell>
          <table:table-cell table:style-name="ce86"/>
          <table:table-cell table:style-name="ce86" table:formula="of:=[$P0910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cartwright/Personal/diy/UK/UK%202010-2011%20Company/UK%202011-09-30%20(Sep11)%20Company%20OO/Sales.ods'#$Oct10.$G$4]&gt;0;['file:///C:/Users/acartwright/Personal/diy/UK/UK%202010-2011%20Company/UK%202011-09-30%20(Sep11)%20Company%20OO/Sales.ods'#$Oct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22]" office:value-type="date" office:date-value="2010-10-31">
            <text:p>Sunday, October 31, 2010</text:p>
          </table:table-cell>
          <table:table-cell table:style-name="ce75" table:formula="of:=[.B7]" office:value-type="date" office:date-value="2010-11-30">
            <text:p>Tuesday, November 30, 2010</text:p>
          </table:table-cell>
          <table:table-cell table:style-name="ce82" table:formula="of:=['file:///C:/Users/acartwright/Personal/diy/UK/UK%202010-2011%20Company/UK%202011-09-30%20(Sep11)%20Company%20OO/Sales.ods'#$Oct10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Sales.ods'#$Oct10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Oct10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Oct10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Oct10.$G$4]&gt;0;['file:///C:/Users/acartwright/Personal/diy/UK/UK%202010-2011%20Company/UK%202011-09-30%20(Sep11)%20Company%20OO/Sales.ods'#$Oct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24]" office:value-type="date" office:date-value="2010-11-30">
            <text:p>Tuesday, November 30, 2010</text:p>
          </table:table-cell>
          <table:table-cell table:style-name="ce75" table:formula="of:=[.B8]" office:value-type="date" office:date-value="2010-12-31">
            <text:p>Friday, December 31, 2010</text:p>
          </table:table-cell>
          <table:table-cell table:style-name="ce82" table:formula="of:=['file:///C:/Users/acartwright/Personal/diy/UK/UK%202010-2011%20Company/UK%202011-09-30%20(Sep11)%20Company%20OO/Sales.ods'#$Nov10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Sales.ods'#$Nov10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Nov10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Nov10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Nov10.$G$4]&gt;0;['file:///C:/Users/acartwright/Personal/diy/UK/UK%202010-2011%20Company/UK%202011-09-30%20(Sep11)%20Company%20OO/Sales.ods'#$Nov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26]" office:value-type="date" office:date-value="2010-12-31">
            <text:p>Friday, December 31, 2010</text:p>
          </table:table-cell>
          <table:table-cell table:style-name="ce75" table:formula="of:=[.B9]" office:value-type="date" office:date-value="2011-01-31">
            <text:p>Monday, January 31, 2011</text:p>
          </table:table-cell>
          <table:table-cell table:style-name="ce82" table:formula="of:=['file:///C:/Users/acartwright/Personal/diy/UK/UK%202010-2011%20Company/UK%202011-09-30%20(Sep11)%20Company%20OO/Sales.ods'#$Dec10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Sales.ods'#$Dec10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Dec10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Dec10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Dec10.$G$4]&gt;0;['file:///C:/Users/acartwright/Personal/diy/UK/UK%202010-2011%20Company/UK%202011-09-30%20(Sep11)%20Company%20OO/Sales.ods'#$Dec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28]" office:value-type="date" office:date-value="2011-01-31">
            <text:p>Monday, January 31, 2011</text:p>
          </table:table-cell>
          <table:table-cell table:style-name="ce75" table:formula="of:=[.B10]" office:value-type="date" office:date-value="2011-02-28">
            <text:p>Monday, February 28, 2011</text:p>
          </table:table-cell>
          <table:table-cell table:style-name="ce82" table:formula="of:=['file:///C:/Users/acartwright/Personal/diy/UK/UK%202010-2011%20Company/UK%202011-09-30%20(Sep11)%20Company%20OO/Sales.ods'#$Jan11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Sales.ods'#$Jan11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Jan11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Jan11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Jan11.$G$4]&gt;0;['file:///C:/Users/acartwright/Personal/diy/UK/UK%202010-2011%20Company/UK%202011-09-30%20(Sep11)%20Company%20OO/Sales.ods'#$Jan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30]" office:value-type="date" office:date-value="2011-02-28">
            <text:p>Monday, February 28, 2011</text:p>
          </table:table-cell>
          <table:table-cell table:style-name="ce75" table:formula="of:=[.B11]" office:value-type="date" office:date-value="2011-03-31">
            <text:p>Thursday, March 31, 2011</text:p>
          </table:table-cell>
          <table:table-cell table:style-name="ce82" table:formula="of:=['file:///C:/Users/acartwright/Personal/diy/UK/UK%202010-2011%20Company/UK%202011-09-30%20(Sep11)%20Company%20OO/Sales.ods'#$Feb11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Sales.ods'#$Feb11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Feb11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Feb11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Feb11.$G$4]&gt;0;['file:///C:/Users/acartwright/Personal/diy/UK/UK%202010-2011%20Company/UK%202011-09-30%20(Sep11)%20Company%20OO/Sales.ods'#$Feb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32]" office:value-type="date" office:date-value="2011-03-31">
            <text:p>Thursday, March 31, 2011</text:p>
          </table:table-cell>
          <table:table-cell table:style-name="ce75" table:formula="of:=[.B12]" office:value-type="date" office:date-value="2011-04-30">
            <text:p>Saturday, April 30, 2011</text:p>
          </table:table-cell>
          <table:table-cell table:style-name="ce82" table:formula="of:=['file:///C:/Users/acartwright/Personal/diy/UK/UK%202010-2011%20Company/UK%202011-09-30%20(Sep11)%20Company%20OO/Sales.ods'#$Mar11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Sales.ods'#$Mar11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Mar11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Mar11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Mar11.$G$4]&gt;0;['file:///C:/Users/acartwright/Personal/diy/UK/UK%202010-2011%20Company/UK%202011-09-30%20(Sep11)%20Company%20OO/Sales.ods'#$Mar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34]" office:value-type="date" office:date-value="2011-04-30">
            <text:p>Saturday, April 30, 2011</text:p>
          </table:table-cell>
          <table:table-cell table:style-name="ce75" table:formula="of:=[.B13]" office:value-type="date" office:date-value="2011-05-31">
            <text:p>Tuesday, May 31, 2011</text:p>
          </table:table-cell>
          <table:table-cell table:style-name="ce82" table:formula="of:=['file:///C:/Users/acartwright/Personal/diy/UK/UK%202010-2011%20Company/UK%202011-09-30%20(Sep11)%20Company%20OO/Sales.ods'#$Apr11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Sales.ods'#$Apr11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Apr11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Apr11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Apr11.$G$4]&gt;0;['file:///C:/Users/acartwright/Personal/diy/UK/UK%202010-2011%20Company/UK%202011-09-30%20(Sep11)%20Company%20OO/Sales.ods'#$Apr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36]" office:value-type="date" office:date-value="2011-05-31">
            <text:p>Tuesday, May 31, 2011</text:p>
          </table:table-cell>
          <table:table-cell table:style-name="ce75" table:formula="of:=[.B14]" office:value-type="date" office:date-value="2011-06-30">
            <text:p>Thursday, June 30, 2011</text:p>
          </table:table-cell>
          <table:table-cell table:style-name="ce82" table:formula="of:=['file:///C:/Users/acartwright/Personal/diy/UK/UK%202010-2011%20Company/UK%202011-09-30%20(Sep11)%20Company%20OO/Sales.ods'#$May11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Sales.ods'#$May11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May11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May11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May11.$G$4]&gt;0;['file:///C:/Users/acartwright/Personal/diy/UK/UK%202010-2011%20Company/UK%202011-09-30%20(Sep11)%20Company%20OO/Sales.ods'#$May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38]" office:value-type="date" office:date-value="2011-06-30">
            <text:p>Thursday, June 30, 2011</text:p>
          </table:table-cell>
          <table:table-cell table:style-name="ce75" table:formula="of:=[.B15]" office:value-type="date" office:date-value="2011-07-31">
            <text:p>Sunday, July 31, 2011</text:p>
          </table:table-cell>
          <table:table-cell table:style-name="ce82" table:formula="of:=['file:///C:/Users/acartwright/Personal/diy/UK/UK%202010-2011%20Company/UK%202011-09-30%20(Sep11)%20Company%20OO/Sales.ods'#$Jun11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Sales.ods'#$Jun11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Jun11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Jun11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Jun11.$G$4]&gt;0;['file:///C:/Users/acartwright/Personal/diy/UK/UK%202010-2011%20Company/UK%202011-09-30%20(Sep11)%20Company%20OO/Sales.ods'#$Jun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40]" office:value-type="date" office:date-value="2011-07-31">
            <text:p>Sunday, July 31, 2011</text:p>
          </table:table-cell>
          <table:table-cell table:style-name="ce75" table:formula="of:=[.B16]" office:value-type="date" office:date-value="2011-08-31">
            <text:p>Wednesday, August 31, 2011</text:p>
          </table:table-cell>
          <table:table-cell table:style-name="ce82" table:formula="of:=['file:///C:/Users/acartwright/Personal/diy/UK/UK%202010-2011%20Company/UK%202011-09-30%20(Sep11)%20Company%20OO/Sales.ods'#$Jul11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Sales.ods'#$Jul11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Jul11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Jul11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Jul11.$G$4]&gt;0;['file:///C:/Users/acartwright/Personal/diy/UK/UK%202010-2011%20Company/UK%202011-09-30%20(Sep11)%20Company%20OO/Sales.ods'#$Jul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42]" office:value-type="date" office:date-value="2011-08-31">
            <text:p>Wednesday, August 31, 2011</text:p>
          </table:table-cell>
          <table:table-cell table:style-name="ce75" table:formula="of:=[.B17]" office:value-type="date" office:date-value="2011-09-30">
            <text:p>Friday, September 30, 2011</text:p>
          </table:table-cell>
          <table:table-cell table:style-name="ce82" table:formula="of:=['file:///C:/Users/acartwright/Personal/diy/UK/UK%202010-2011%20Company/UK%202011-09-30%20(Sep11)%20Company%20OO/Sales.ods'#$Aug11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Sales.ods'#$Aug11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Aug11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Aug11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Aug11.$G$4]&gt;0;['file:///C:/Users/acartwright/Personal/diy/UK/UK%202010-2011%20Company/UK%202011-09-30%20(Sep11)%20Company%20OO/Sales.ods'#$Aug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44]" office:value-type="date" office:date-value="2011-09-30">
            <text:p>Friday, September 30, 2011</text:p>
          </table:table-cell>
          <table:table-cell table:style-name="ce75" table:formula="of:=[.B18]" office:value-type="date" office:date-value="2011-10-31">
            <text:p>Monday, October 31, 2011</text:p>
          </table:table-cell>
          <table:table-cell table:style-name="ce82" table:formula="of:=['file:///C:/Users/acartwright/Personal/diy/UK/UK%202010-2011%20Company/UK%202011-09-30%20(Sep11)%20Company%20OO/Sales.ods'#$Sep11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Sales.ods'#$Sep11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Sep11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cartwright/Personal/diy/UK/UK%202010-2011%20Company/UK%202011-09-30%20(Sep11)%20Company%20OO/Purchases.ods'#$Sep11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Sep11.$G$4]&gt;0;['file:///C:/Users/acartwright/Personal/diy/UK/UK%202010-2011%20Company/UK%202011-09-30%20(Sep11)%20Company%20OO/Sales.ods'#$Sep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46]" office:value-type="date" office:date-value="2011-10-31">
            <text:p>Monday, October 31, 2011</text:p>
          </table:table-cell>
          <table:table-cell table:style-name="ce75" table:formula="of:=[.B19]" office:value-type="date" office:date-value="2011-11-30">
            <text:p>Wednesday, November 30, 2011</text:p>
          </table:table-cell>
          <table:table-cell table:style-name="ce82" table:formula="of:=[$S1011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1011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1011.$H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1011.$G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Sep11.$G$4]&gt;0;['file:///C:/Users/acartwright/Personal/diy/UK/UK%202010-2011%20Company/UK%202011-09-30%20(Sep11)%20Company%20OO/Sales.ods'#$Sep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09-30%20(Sep11)%20Company%20OO/Financialaccounts.ods'#$Admin.$B$48]" office:value-type="date" office:date-value="2011-11-30">
            <text:p>Wednesday, November 30, 2011</text:p>
          </table:table-cell>
          <table:table-cell table:style-name="ce78" table:formula="of:=['file:///C:/Users/acartwright/Personal/diy/UK/UK%202010-2011%20Company/UK%202011-09-30%20(Sep11)%20Company%20OO/Financialaccounts.ods'#$Admin.$B$50]" office:value-type="date" office:date-value="2011-12-31">
            <text:p>Saturday, December 31, 2011</text:p>
          </table:table-cell>
          <table:table-cell table:style-name="ce82" table:formula="of:=[$S1111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1111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1111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1111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09-30%20(Sep11)%20Company%20OO/Sales.ods'#$Sep11.$G$4]&gt;0;['file:///C:/Users/acartwright/Personal/diy/UK/UK%202010-2011%20Company/UK%202011-09-30%20(Sep11)%20Company%20OO/Sales.ods'#$Sep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655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810" table:style-name="ta4">
        <table:table-column table:style-name="co10" table:default-cell-style-name="ce104"/>
        <table:table-column table:style-name="co23" table:default-cell-style-name="ce106"/>
        <table:table-column table:style-name="co24" table:number-columns-repeated="2" table:default-cell-style-name="ce109"/>
        <table:table-column table:style-name="co25" table:default-cell-style-name="ce114"/>
        <table:table-column table:style-name="co4" table:default-cell-style-name="ce118"/>
        <table:table-column table:style-name="co26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UK/UK%202010-2011%20Company/UK%202011-09-30%20(Sep11)%20Company%20OO/Sales.ods'#$Open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14">
          <table:covered-table-cell table:number-columns-repeated="6"/>
          <table:table-cell table:style-name="ce121" table:formula="of:=['file:///C:/Users/acartwright/Personal/diy/UK/UK%202010-2011%20Company/UK%202011-09-30%20(Sep11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14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14" table:number-rows-repeated="6491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0910" table:style-name="ta4">
        <table:table-column table:style-name="co10" table:default-cell-style-name="ce104"/>
        <table:table-column table:style-name="co23" table:default-cell-style-name="ce106"/>
        <table:table-column table:style-name="co24" table:number-columns-repeated="2" table:default-cell-style-name="ce109"/>
        <table:table-column table:style-name="co25" table:default-cell-style-name="ce114"/>
        <table:table-column table:style-name="co4" table:default-cell-style-name="ce118"/>
        <table:table-column table:style-name="co26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UK/UK%202010-2011%20Company/UK%202011-09-30%20(Sep11)%20Company%20OO/Sales.ods'#$Open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14">
          <table:covered-table-cell table:number-columns-repeated="6"/>
          <table:table-cell table:style-name="ce121" table:formula="of:=['file:///C:/Users/acartwright/Personal/diy/UK/UK%202010-2011%20Company/UK%202011-09-30%20(Sep11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14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14" table:number-rows-repeated="6491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1011" table:style-name="ta4">
        <table:table-column table:style-name="co10" table:default-cell-style-name="ce104"/>
        <table:table-column table:style-name="co23" table:default-cell-style-name="ce106"/>
        <table:table-column table:style-name="co24" table:number-columns-repeated="2" table:default-cell-style-name="ce109"/>
        <table:table-column table:style-name="co25" table:default-cell-style-name="ce114"/>
        <table:table-column table:style-name="co4" table:default-cell-style-name="ce118"/>
        <table:table-column table:style-name="co26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UK/UK%202010-2011%20Company/UK%202011-09-30%20(Sep11)%20Company%20OO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14">
          <table:covered-table-cell table:number-columns-repeated="6"/>
          <table:table-cell table:style-name="ce121" table:formula="of:=['file:///C:/Users/acartwright/Personal/diy/UK/UK%202010-2011%20Company/UK%202011-09-30%20(Sep11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14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14" table:number-rows-repeated="6491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1111" table:style-name="ta4">
        <table:table-column table:style-name="co10" table:default-cell-style-name="ce104"/>
        <table:table-column table:style-name="co23" table:default-cell-style-name="ce106"/>
        <table:table-column table:style-name="co24" table:number-columns-repeated="2" table:default-cell-style-name="ce109"/>
        <table:table-column table:style-name="co25" table:default-cell-style-name="ce114"/>
        <table:table-column table:style-name="co4" table:default-cell-style-name="ce118"/>
        <table:table-column table:style-name="co26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UK/UK%202010-2011%20Company/UK%202011-09-30%20(Sep11)%20Company%20OO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14">
          <table:covered-table-cell table:number-columns-repeated="6"/>
          <table:table-cell table:style-name="ce121" table:formula="of:=['file:///C:/Users/acartwright/Personal/diy/UK/UK%202010-2011%20Company/UK%202011-09-30%20(Sep11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14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14" table:number-rows-repeated="6491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0810" table:style-name="ta4">
        <table:table-column table:style-name="co27" table:default-cell-style-name="ce128"/>
        <table:table-column table:style-name="co28" table:default-cell-style-name="ce130"/>
        <table:table-column table:style-name="co29" table:default-cell-style-name="ce134"/>
        <table:table-column table:style-name="co2" table:default-cell-style-name="ce138"/>
        <table:table-column table:style-name="co30" table:default-cell-style-name="ce131"/>
        <table:table-column table:style-name="co31" table:default-cell-style-name="ce143"/>
        <table:table-column table:style-name="co4" table:default-cell-style-name="ce143"/>
        <table:table-column table:style-name="co21" table:default-cell-style-name="ce143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UK/UK%202010-2011%20Company/UK%202011-09-30%20(Sep11)%20Company%20OO/Purchases.ods'#$Open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14">
          <table:covered-table-cell table:number-columns-repeated="8"/>
          <table:table-cell table:number-columns-repeated="1016"/>
        </table:table-row>
        <table:table-row table:style-name="ro14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4" table:number-rows-repeated="6533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0910" table:style-name="ta4">
        <table:table-column table:style-name="co27" table:default-cell-style-name="ce128"/>
        <table:table-column table:style-name="co28" table:default-cell-style-name="ce130"/>
        <table:table-column table:style-name="co29" table:default-cell-style-name="ce134"/>
        <table:table-column table:style-name="co2" table:default-cell-style-name="ce138"/>
        <table:table-column table:style-name="co30" table:default-cell-style-name="ce131"/>
        <table:table-column table:style-name="co31" table:default-cell-style-name="ce143"/>
        <table:table-column table:style-name="co4" table:default-cell-style-name="ce143"/>
        <table:table-column table:style-name="co21" table:default-cell-style-name="ce143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UK/UK%202010-2011%20Company/UK%202011-09-30%20(Sep11)%20Company%20OO/Purchases.ods'#$Open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14">
          <table:covered-table-cell table:number-columns-repeated="8"/>
          <table:table-cell table:number-columns-repeated="1016"/>
        </table:table-row>
        <table:table-row table:style-name="ro14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4" table:number-rows-repeated="6533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1011" table:style-name="ta4">
        <table:table-column table:style-name="co27" table:default-cell-style-name="ce128"/>
        <table:table-column table:style-name="co28" table:default-cell-style-name="ce130"/>
        <table:table-column table:style-name="co29" table:default-cell-style-name="ce134"/>
        <table:table-column table:style-name="co2" table:default-cell-style-name="ce138"/>
        <table:table-column table:style-name="co30" table:default-cell-style-name="ce131"/>
        <table:table-column table:style-name="co31" table:default-cell-style-name="ce143"/>
        <table:table-column table:style-name="co4" table:default-cell-style-name="ce143"/>
        <table:table-column table:style-name="co21" table:default-cell-style-name="ce143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UK/UK%202010-2011%20Company/UK%202011-09-30%20(Sep11)%20Company%20OO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14">
          <table:covered-table-cell table:number-columns-repeated="8"/>
          <table:table-cell table:number-columns-repeated="1016"/>
        </table:table-row>
        <table:table-row table:style-name="ro14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4" table:number-rows-repeated="6533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1111" table:style-name="ta4">
        <table:table-column table:style-name="co27" table:default-cell-style-name="ce128"/>
        <table:table-column table:style-name="co28" table:default-cell-style-name="ce130"/>
        <table:table-column table:style-name="co29" table:default-cell-style-name="ce134"/>
        <table:table-column table:style-name="co2" table:default-cell-style-name="ce138"/>
        <table:table-column table:style-name="co30" table:default-cell-style-name="ce131"/>
        <table:table-column table:style-name="co31" table:default-cell-style-name="ce143"/>
        <table:table-column table:style-name="co4" table:default-cell-style-name="ce143"/>
        <table:table-column table:style-name="co21" table:default-cell-style-name="ce143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UK/UK%202010-2011%20Company/UK%202011-09-30%20(Sep11)%20Company%20OO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14">
          <table:covered-table-cell table:number-columns-repeated="8"/>
          <table:table-cell table:number-columns-repeated="1016"/>
        </table:table-row>
        <table:table-row table:style-name="ro14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4" table:number-rows-repeated="6533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'file:///C:/Users/acartwright/Personal/diy/UK/UK%202010-2011%20Company/UK%202011-09-30%20(Sep11)%20Company%20OO/Sales.ods'#OpeningDebtors" table:print="false" table:style-name="ta_extref">
        <table:table-source xlink:href="../Sales.ods" table:table-name="Open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17.5">
            <text:p>17.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Sales.ods'#Oct10" table:print="false" table:style-name="ta_extref">
        <table:table-source xlink:href="../Sales.ods" table:table-name="Oct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Sales.ods'#Nov10" table:print="false" table:style-name="ta_extref">
        <table:table-source xlink:href="../Sales.ods" table:table-name="Nov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Sales.ods'#Dec10" table:print="false" table:style-name="ta_extref">
        <table:table-source xlink:href="../Sales.ods" table:table-name="Dec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Sales.ods'#Jan11" table:print="false" table:style-name="ta_extref">
        <table:table-source xlink:href="../Sales.ods" table:table-name="Jan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Sales.ods'#Feb11" table:print="false" table:style-name="ta_extref">
        <table:table-source xlink:href="../Sales.ods" table:table-name="Feb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Sales.ods'#Mar11" table:print="false" table:style-name="ta_extref">
        <table:table-source xlink:href="../Sales.ods" table:table-name="Mar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Sales.ods'#Apr11" table:print="false" table:style-name="ta_extref">
        <table:table-source xlink:href="../Sales.ods" table:table-name="Apr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Sales.ods'#May11" table:print="false" table:style-name="ta_extref">
        <table:table-source xlink:href="../Sales.ods" table:table-name="May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Sales.ods'#Jun11" table:print="false" table:style-name="ta_extref">
        <table:table-source xlink:href="../Sales.ods" table:table-name="Jun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Sales.ods'#Jul11" table:print="false" table:style-name="ta_extref">
        <table:table-source xlink:href="../Sales.ods" table:table-name="Jul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Sales.ods'#Aug11" table:print="false" table:style-name="ta_extref">
        <table:table-source xlink:href="../Sales.ods" table:table-name="Aug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Sales.ods'#Sep11" table:print="false" table:style-name="ta_extref">
        <table:table-source xlink:href="../Sales.ods" table:table-name="Sep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Sales.ods'#ClosingDebtors" table:print="false" table:style-name="ta_extref">
        <table:table-source xlink:href="../Sales.ods" table:table-name="Clos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20">
            <text:p>2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9-30%20(Sep11)%20Company%20OO/Purchases.ods'#OpeningCreditors" table:print="false" table:style-name="ta_extref">
        <table:table-source xlink:href="../Purchases.ods" table:table-name="Open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office:value-type="float" office:value="17.5">
            <text:p>17.5</text:p>
          </table:table-cell>
        </table:table-row>
      </table:table>
      <table:table table:name="'file:///C:/Users/acartwright/Personal/diy/UK/UK%202010-2011%20Company/UK%202011-09-30%20(Sep11)%20Company%20OO/Purchases.ods'#Oct10" table:print="false" table:style-name="ta_extref">
        <table:table-source xlink:href="../Purchases.ods" table:table-name="Oct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9-30%20(Sep11)%20Company%20OO/Purchases.ods'#Nov10" table:print="false" table:style-name="ta_extref">
        <table:table-source xlink:href="../Purchases.ods" table:table-name="Nov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9-30%20(Sep11)%20Company%20OO/Purchases.ods'#Dec10" table:print="false" table:style-name="ta_extref">
        <table:table-source xlink:href="../Purchases.ods" table:table-name="Dec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9-30%20(Sep11)%20Company%20OO/Purchases.ods'#Jan11" table:print="false" table:style-name="ta_extref">
        <table:table-source xlink:href="../Purchases.ods" table:table-name="Jan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10-2011%20Company/UK%202011-09-30%20(Sep11)%20Company%20OO/Purchases.ods'#Feb11" table:print="false" table:style-name="ta_extref">
        <table:table-source xlink:href="../Purchases.ods" table:table-name="Feb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10-2011%20Company/UK%202011-09-30%20(Sep11)%20Company%20OO/Purchases.ods'#Mar11" table:print="false" table:style-name="ta_extref">
        <table:table-source xlink:href="../Purchases.ods" table:table-name="Mar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10-2011%20Company/UK%202011-09-30%20(Sep11)%20Company%20OO/Purchases.ods'#Apr11" table:print="false" table:style-name="ta_extref">
        <table:table-source xlink:href="../Purchases.ods" table:table-name="Apr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10-2011%20Company/UK%202011-09-30%20(Sep11)%20Company%20OO/Purchases.ods'#May11" table:print="false" table:style-name="ta_extref">
        <table:table-source xlink:href="../Purchases.ods" table:table-name="May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10-2011%20Company/UK%202011-09-30%20(Sep11)%20Company%20OO/Purchases.ods'#Jun11" table:print="false" table:style-name="ta_extref">
        <table:table-source xlink:href="../Purchases.ods" table:table-name="Jun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10-2011%20Company/UK%202011-09-30%20(Sep11)%20Company%20OO/Purchases.ods'#Jul11" table:print="false" table:style-name="ta_extref">
        <table:table-source xlink:href="../Purchases.ods" table:table-name="Jul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10-2011%20Company/UK%202011-09-30%20(Sep11)%20Company%20OO/Purchases.ods'#Aug11" table:print="false" table:style-name="ta_extref">
        <table:table-source xlink:href="../Purchases.ods" table:table-name="Aug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10-2011%20Company/UK%202011-09-30%20(Sep11)%20Company%20OO/Purchases.ods'#Sep11" table:print="false" table:style-name="ta_extref">
        <table:table-source xlink:href="../Purchases.ods" table:table-name="Sep11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10-2011%20Company/UK%202011-09-30%20(Sep11)%20Company%20OO/Purchases.ods'#ClosingCreditors" table:print="false" table:style-name="ta_extref">
        <table:table-source xlink:href="../Purchases.ods" table:table-name="Clos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office:value-type="float" office:value="20">
            <text:p>20</text:p>
          </table:table-cell>
        </table:table-row>
      </table:table>
      <table:table table:name="'file:///C:/Users/acartwright/Personal/diy/UK/UK%202010-2011%20Company/UK%202011-09-30%20(Sep11)%20Company%20OO/Financialaccounts.ods'#Admin" table:print="false" table:style-name="ta_extref">
        <table:table-source xlink:href="../Financialaccounts.ods" table:table-name="Admin" table:filter-name="calc8" table:mode="copy-results-only"/>
        <table:table-row table:number-rows-repeated="17">
          <table:table-cell table:number-columns-repeated="2"/>
        </table:table-row>
        <table:table-row>
          <table:table-cell/>
          <table:table-cell table:style-name="ce2" office:value-type="float" office:value="40421">
            <text:p>404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51">
            <text:p>4045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82">
            <text:p>404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12">
            <text:p>4051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43">
            <text:p>405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74">
            <text:p>405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02">
            <text:p>4060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33">
            <text:p>406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63">
            <text:p>4066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94">
            <text:p>406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724">
            <text:p>4072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755">
            <text:p>407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786">
            <text:p>407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816">
            <text:p>4081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847">
            <text:p>408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908">
            <text:p>409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currency-style style:name="N122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6">26/10/2010</text:date>, <text:time>19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0-10-26">26/10/2010</text:date> <text:s/><text:time>19:27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0-10-26">26/10/2010</text:date> <text:s/><text:time>19:27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0-10-26">26/10/2010</text:date> <text:s/><text:time>19:27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Vat returns FMAN</dc:title>
    <meta:initial-creator>Terry Cartwright</meta:initial-creator>
    <dc:creator>Antony Cartwright</dc:creator>
    <meta:creation-date>2006-06-05T10:56:36Z</meta:creation-date>
    <dc:date>2010-10-26T19:27:13.06</dc:date>
    <meta:print-date>2007-02-10T23:38:25Z</meta:print-date>
    <meta:editing-duration>PT00H18M24S</meta:editing-duration>
    <meta:editing-cycles>1</meta:editing-cycles>
    <meta:document-statistic meta:table-count="14" meta:cell-count="5266" meta:object-count="0"/>
  </office:meta>
</office:document-meta>
</file>